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4645A">
            <text:p>T-4645A</text:p>
          </table:table-cell>
          <table:table-cell office:value-type="float" office:value="62.8605">
            <text:p>62.8605</text:p>
          </table:table-cell>
          <table:table-cell office:value-type="float" office:value="8.21">
            <text:p>8.21</text:p>
          </table:table-cell>
          <table:table-cell office:value-type="float" office:value="11840.0">
            <text:p>1184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6.48">
            <text:p>116.48</text:p>
          </table:table-cell>
          <table:table-cell office:value-type="float" office:value="1.49">
            <text:p>1.49</text:p>
          </table:table-cell>
          <table:table-cell office:value-type="float" office:value="1.4876183782881571">
            <text:p>1.4876183782881571</text:p>
          </table:table-cell>
          <table:table-cell office:value-type="string" office:value="JohansenEtal1985,SvendsenMangerud1987,CreelEtal2022">
            <text:p>JohansenEtal1985,SvendsenMangerud1987,CreelEtal2022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5696">
            <text:p>T-5696</text:p>
          </table:table-cell>
          <table:table-cell office:value-type="float" office:value="62.8605">
            <text:p>62.8605</text:p>
          </table:table-cell>
          <table:table-cell office:value-type="float" office:value="8.21">
            <text:p>8.21</text:p>
          </table:table-cell>
          <table:table-cell office:value-type="float" office:value="12210.0">
            <text:p>1221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3.98">
            <text:p>123.98</text:p>
          </table:table-cell>
          <table:table-cell office:value-type="float" office:value="1.52">
            <text:p>1.52</text:p>
          </table:table-cell>
          <table:table-cell office:value-type="float" office:value="1.5151221560985049">
            <text:p>1.5151221560985049</text:p>
          </table:table-cell>
          <table:table-cell office:value-type="string" office:value="Ottesen1985,Follestad1985,SvendsenMangerud1987,CreelEtal2022">
            <text:p>Ottesen1985,Follestad1985,SvendsenMangerud1987,CreelEtal2022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4466A">
            <text:p>T-4466A</text:p>
          </table:table-cell>
          <table:table-cell office:value-type="float" office:value="63.0424">
            <text:p>63.0424</text:p>
          </table:table-cell>
          <table:table-cell office:value-type="float" office:value="8.01">
            <text:p>8.01</text:p>
          </table:table-cell>
          <table:table-cell office:value-type="float" office:value="10320.0">
            <text:p>1032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1.32">
            <text:p>1.32</text:p>
          </table:table-cell>
          <table:table-cell office:value-type="float" office:value="1.3208071152304806">
            <text:p>1.3208071152304806</text:p>
          </table:table-cell>
          <table:table-cell office:value-type="string" office:value="JohansenEtal1985,SvendsenMangerud1987,CreelEtal2022">
            <text:p>JohansenEtal1985,SvendsenMangerud1987,CreelEtal2022</text:p>
          </table:table-cell>
        </table:table-row>
        <table:table-row>
          <table:table-cell office:value-type="string" office:value="Tingvoll">
            <text:p>Tingvoll</text:p>
          </table:table-cell>
          <table:table-cell office:value-type="string" office:value="radiocarbon">
            <text:p>radiocarbon</text:p>
          </table:table-cell>
          <table:table-cell office:value-type="string" office:value="T-4466A">
            <text:p>T-4466A</text:p>
          </table:table-cell>
          <table:table-cell office:value-type="float" office:value="63.0424">
            <text:p>63.0424</text:p>
          </table:table-cell>
          <table:table-cell office:value-type="float" office:value="8.01">
            <text:p>8.01</text:p>
          </table:table-cell>
          <table:table-cell office:value-type="float" office:value="10030.0">
            <text:p>1003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9.03">
            <text:p>69.03</text:p>
          </table:table-cell>
          <table:table-cell office:value-type="float" office:value="1.65">
            <text:p>1.65</text:p>
          </table:table-cell>
          <table:table-cell office:value-type="float" office:value="1.6500762166241434">
            <text:p>1.6500762166241434</text:p>
          </table:table-cell>
          <table:table-cell office:value-type="string" office:value="JohansenEtal1985,SvendsenMangerud1987,CreelEtal2022">
            <text:p>JohansenEtal1985,SvendsenMangerud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